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Code CIM10</text:p>
          </table:table-cell>
          <table:table-cell table:style-name="Table1.B3" office:value-type="string">
            <text:p text:style-name="Standard"><text:span text:style-name="T1"><text:text-input text:description="&lt;o.cim10_id.code&gt;">&lt;o.cim10_id.code&gt;</text:text-input></text:span>, <text:text-input text:description="&lt;o.cim10_id.name&gt;">&lt;o.cim10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title.name&gt;">&lt;o.operator_id.title.name&gt;</text:text-input> <text:text-input text:description="&lt;o.operator_id.name&gt;">&lt;o.operato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_tim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6-03-02T15:29:18</dc:date>
    <meta:editing-duration>PT3H54M22S</meta:editing-duration>
    <meta:editing-cycles>68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4" meta:word-count="86" meta:character-count="901" meta:non-whitespace-character-count="838"/>
  </office:meta>
</office:document-meta>
</file>